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lin</text:p>
          </table:table-cell>
          <table:table-cell table:style-name="ce1" office:value-type="string">
            <text:p>quad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629">
            <text:p>0.62900</text:p>
          </table:table-cell>
          <table:table-cell office:value-type="float" office:value="0.004">
            <text:p>0.004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031">
            <text:p>1.03100</text:p>
          </table:table-cell>
          <table:table-cell office:value-type="float" office:value="0.044">
            <text:p>0.04400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6.311">
            <text:p>6.31100</text:p>
          </table:table-cell>
          <table:table-cell office:value-type="float" office:value="1.061">
            <text:p>1.06100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28.29">
            <text:p>28.29000</text:p>
          </table:table-cell>
          <table:table-cell office:value-type="float" office:value="9.161">
            <text:p>9.16100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31.598">
            <text:p>31.59800</text:p>
          </table:table-cell>
          <table:table-cell office:value-type="float" office:value="25.541">
            <text:p>25.54100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45.616">
            <text:p>45.61600</text:p>
          </table:table-cell>
          <table:table-cell office:value-type="float" office:value="65.22">
            <text:p>65.22000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/02/2010</text:date>, <text:time>15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roxy </meta:initial-creator>
    <meta:creation-date>2010-02-19T15:04:38</meta:creation-date>
    <meta:generator>OpenOffice.org/3.1$Unix OpenOffice.org_project/310m19$Build-9420</meta:generator>
    <meta:document-statistic meta:table-count="3" meta:cell-count="21" meta:object-count="0"/>
  </office:meta>
</office:document-meta>
</file>